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7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.4166">
            <text:p>0.4166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1">
            <text:p>1</text:p>
          </table:table-cell>
          <table:table-cell table:formula="of:=AVERAGE([.EW8:.EX8])" office:value-type="float" office:value="0.7083">
            <text:p>0.708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2.2502">
            <text:p>2.2502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.3332">
            <text:p>5.3332</text:p>
          </table:table-cell>
          <table:table-cell table:formula="of:=AVERAGE([.EW9:.EX9])" office:value-type="float" office:value="3.7917">
            <text:p>3.791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11.6668">
            <text:p>11.6668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13.999">
            <text:p>13.999</text:p>
          </table:table-cell>
          <table:table-cell table:formula="of:=AVERAGE([.EW10:.EX10])" office:value-type="float" office:value="12.8329">
            <text:p>12.83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27.5836">
            <text:p>27.5836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23.3312">
            <text:p>23.3312</text:p>
          </table:table-cell>
          <table:table-cell table:formula="of:=AVERAGE([.EW11:.EX11])" office:value-type="float" office:value="25.4574">
            <text:p>25.45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45.2502">
            <text:p>45.2502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42.6646">
            <text:p>42.6646</text:p>
          </table:table-cell>
          <table:table-cell table:formula="of:=AVERAGE([.EW12:.EX12])" office:value-type="float" office:value="43.9574">
            <text:p>43.95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62.0842">
            <text:p>62.0842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57.3306">
            <text:p>57.3306</text:p>
          </table:table-cell>
          <table:table-cell table:formula="of:=AVERAGE([.EW13:.EX13])" office:value-type="float" office:value="59.7074">
            <text:p>59.70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11">
            <text:p>11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73.5832">
            <text:p>73.583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66.997">
            <text:p>66.997</text:p>
          </table:table-cell>
          <table:table-cell table:formula="of:=AVERAGE([.EW14:.EX14])" office:value-type="float" office:value="70.2901">
            <text:p>70.29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29.17">
            <text:p>29.17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81.9992">
            <text:p>81.999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72.997">
            <text:p>72.997</text:p>
          </table:table-cell>
          <table:table-cell table:formula="of:=AVERAGE([.EW15:.EX15])" office:value-type="float" office:value="77.4981">
            <text:p>77.498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87.8318">
            <text:p>87.8318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77.3302">
            <text:p>77.3302</text:p>
          </table:table-cell>
          <table:table-cell table:formula="of:=AVERAGE([.EW16:.EX16])" office:value-type="float" office:value="82.581">
            <text:p>82.5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90.7492">
            <text:p>90.7492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78.3302">
            <text:p>78.3302</text:p>
          </table:table-cell>
          <table:table-cell table:formula="of:=AVERAGE([.EW17:.EX17])" office:value-type="float" office:value="84.5397">
            <text:p>84.53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93.2494">
            <text:p>93.249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78.9968">
            <text:p>78.9968</text:p>
          </table:table-cell>
          <table:table-cell table:formula="of:=AVERAGE([.EW18:.EX18])" office:value-type="float" office:value="86.1231">
            <text:p>86.12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6.67">
            <text:p>16.67</text:p>
          </table:table-cell>
          <table:table-cell office:value-type="float" office:value="33.33">
            <text:p>33.33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95.7496">
            <text:p>95.7496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81.33">
            <text:p>81.33</text:p>
          </table:table-cell>
          <table:table-cell table:formula="of:=AVERAGE([.EW19:.EX19])" office:value-type="float" office:value="88.5398">
            <text:p>88.53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98.25">
            <text:p>98.2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84.3302">
            <text:p>84.3302</text:p>
          </table:table-cell>
          <table:table-cell table:formula="of:=AVERAGE([.EW20:.EX20])" office:value-type="float" office:value="91.2901">
            <text:p>91.29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99.3332">
            <text:p>99.3332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85.3304">
            <text:p>85.3304</text:p>
          </table:table-cell>
          <table:table-cell table:formula="of:=AVERAGE([.EW21:.EX21])" office:value-type="float" office:value="92.3318">
            <text:p>92.33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99.8332">
            <text:p>99.8332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88.331">
            <text:p>88.331</text:p>
          </table:table-cell>
          <table:table-cell table:formula="of:=AVERAGE([.EW22:.EX22])" office:value-type="float" office:value="94.0821">
            <text:p>94.08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99.9166">
            <text:p>99.916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92.6652">
            <text:p>92.6652</text:p>
          </table:table-cell>
          <table:table-cell table:formula="of:=AVERAGE([.EW23:.EX23])" office:value-type="float" office:value="96.2909">
            <text:p>96.29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95.6658">
            <text:p>95.6658</text:p>
          </table:table-cell>
          <table:table-cell table:formula="of:=AVERAGE([.EW24:.EX24])" office:value-type="float" office:value="97.8329">
            <text:p>97.83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96.666">
            <text:p>96.666</text:p>
          </table:table-cell>
          <table:table-cell table:formula="of:=AVERAGE([.EW25:.EX25])" office:value-type="float" office:value="98.333">
            <text:p>98.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98.9998">
            <text:p>98.9998</text:p>
          </table:table-cell>
          <table:table-cell table:formula="of:=AVERAGE([.EW26:.EX26])" office:value-type="float" office:value="99.4999">
            <text:p>99.49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99.3332">
            <text:p>99.3332</text:p>
          </table:table-cell>
          <table:table-cell table:formula="of:=AVERAGE([.EW27:.EX27])" office:value-type="float" office:value="99.6666">
            <text:p>99.666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6:32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